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style:keep-together="false" fo:keep-together="always"/>
    </style:style>
    <style:style style:name="Table5.A1" style:family="table-cell">
      <style:table-cell-properties style:vertical-align="" fo:padding-left="0.191cm" fo:padding-right="0.191cm" fo:padding-top="0cm" fo:padding-bottom="0cm" fo:border-left="none" fo:border-right="none" fo:border-top="none" fo:border-bottom="0.018cm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3"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3cm" fo:margin-left="0.058cm" table:align="left" style:writing-mode="lr-tb"/>
    </style:style>
    <style:style style:name="Table1.A" style:family="table-column">
      <style:table-column-properties style:column-width="0.855cm"/>
    </style:style>
    <style:style style:name="Table1.B" style:family="table-column">
      <style:table-column-properties style:column-width="8.67cm"/>
    </style:style>
    <style:style style:name="Table1.C" style:family="table-column">
      <style:table-column-properties style:column-width="2.829cm"/>
    </style:style>
    <style:style style:name="Table1.D" style:family="table-column">
      <style:table-column-properties style:column-width="2.076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Standard">
      <style:paragraph-properties fo:margin-left="0cm" fo:margin-right="0cm" fo:text-indent="0cm" style:auto-text-indent="false"/>
    </style:style>
    <style:style style:name="P9" style:family="paragraph" style:parent-style-name="Text_20_body">
      <style:paragraph-properties fo:margin-left="-0.076cm" fo:margin-right="0cm" fo:margin-top="0cm" fo:margin-bottom="0cm" fo:text-indent="0cm" style:auto-text-indent="false" style:snap-to-layout-grid="false"/>
      <style:text-properties fo:language="fi" fo:country="FI"/>
    </style:style>
    <style:style style:name="P10" style:family="paragraph" style:parent-style-name="Text_20_body">
      <style:paragraph-properties fo:margin-left="-0.076cm" fo:margin-right="0cm" fo:text-indent="0cm" style:auto-text-indent="false" style:snap-to-layout-grid="false"/>
      <style:text-properties fo:language="fi" fo:country="FI"/>
    </style:style>
    <style:style style:name="P11" style:family="paragraph" style:parent-style-name="Table_20_Contents">
      <style:text-properties fo:font-weight="bold" style:font-weight-asian="bold" style:font-weight-complex="bold"/>
    </style:style>
    <style:style style:name="P12"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3"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Otsikko_20__28_numeroimaton_29_" style:master-page-name="First_20_Page">
      <style:paragraph-properties style:page-number="auto"/>
      <style:text-properties fo:language="fi" fo:country="FI"/>
    </style:style>
    <style:style style:name="T1" style:family="text">
      <style:text-properties fo:language="fi" fo:country="FI"/>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6234583" text:style-name="WW8StyleNum">
        <text:list-header>
          <text:p text:style-name="P15"/>
        </text:list-header>
      </text:list>
      <text:p text:style-name="P2"/>
      <text:p text:style-name="P2"/>
      <text:p text:style-name="P2"/>
      <text:p text:style-name="P2"/>
      <text:p text:style-name="P2"/>
      <text:p text:style-name="P2"/>
      <text:list xml:id="list36239929" text:continue-numbering="true" text:style-name="WW8StyleNum">
        <text:list-header>
          <text:p text:style-name="Kansiots1"/>
          <text:p text:style-name="Kansiots1">Technical Specification</text:p>
          <text:p text:style-name="Kansiotsikko">Dependency Analysis Tool</text:p>
          <text:p text:style-name="Kansiotsikko">for Kactus2</text:p>
          <text:p text:style-name="Kansiots2">Version 0.1</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Joni-Matti Määttä</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2-17</text:modification-date></text:span></text:p>
          </table:table-cell>
        </table:table-row>
      </table:table>
      <text:list xml:id="list36239510"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9">Version</text:p>
            </table:table-cell>
            <table:table-cell table:style-name="Table5.A1" office:value-type="string">
              <text:p text:style-name="P4">Date</text:p>
            </table:table-cell>
            <table:table-cell table:style-name="Table5.A1" office:value-type="string">
              <text:p text:style-name="P4">Author(s)</text:p>
            </table:table-cell>
            <table:table-cell table:style-name="Table5.A1" office:value-type="string">
              <text:p text:style-name="P4">Summary of Changes</text:p>
            </table:table-cell>
          </table:table-row>
        </table:table-header-rows>
        <table:table-row table:style-name="Table5.1">
          <table:table-cell table:style-name="Table5.A2" office:value-type="string">
            <text:p text:style-name="P10">0.1</text:p>
          </table:table-cell>
          <table:table-cell table:style-name="Table5.A2" office:value-type="string">
            <text:p text:style-name="P6">2012-12-17</text:p>
          </table:table-cell>
          <table:table-cell table:style-name="Table5.A2" office:value-type="string">
            <text:p text:style-name="P6">J.-M. Määttä</text:p>
          </table:table-cell>
          <table:table-cell table:style-name="Table5.A2" office:value-type="string">
            <text:p text:style-name="P7">Modified the document base and headers.</text:p>
          </table:table-cell>
        </table:table-row>
        <table:table-row table:style-name="Table5.1">
          <table:table-cell table:style-name="Table5.A2" office:value-type="string">
            <text:p text:style-name="P10"/>
          </table:table-cell>
          <table:table-cell table:style-name="Table5.B3">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3">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3">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3">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3">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3">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3">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3">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3">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B3">
            <text:p text:style-name="P6"/>
          </table:table-cell>
          <table:table-cell table:style-name="Table5.A2" office:value-type="string">
            <text:p text:style-name="P6"/>
          </table:table-cell>
          <table:table-cell table:style-name="Table5.A2" office:value-type="string">
            <text:p text:style-name="P6"/>
          </table:table-cell>
        </table:table-row>
      </table:table>
      <text:list xml:id="list36238193"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2">1. <text:s text:c="2"/>Introduction<text:tab/>4</text:p>
          <text:p text:style-name="P13">1.1 <text:s text:c="2"/>Overview<text:tab/>4</text:p>
          <text:p text:style-name="P13">1.2 <text:s text:c="2"/>Purpose and Scope<text:tab/>4</text:p>
          <text:p text:style-name="P13">1.3 <text:s text:c="2"/>Product and Environment<text:tab/>4</text:p>
          <text:p text:style-name="P13">1.4 <text:s text:c="2"/>Definitions, Acronyms and Abbreviations<text:tab/>4</text:p>
          <text:p text:style-name="P13">1.5 <text:s text:c="2"/>References<text:tab/>4</text:p>
          <text:p text:style-name="P13">1.6 <text:s text:c="2"/>Document Overview<text:tab/>4</text:p>
          <text:p text:style-name="P12">2. <text:s text:c="2"/>System Overview<text:tab/>5</text:p>
          <text:p text:style-name="P13">2.1 <text:s text:c="2"/>Application Environment<text:tab/>5</text:p>
          <text:p text:style-name="P13">2.2 <text:s text:c="2"/>Interfaces<text:tab/>5</text:p>
          <text:p text:style-name="P13">2.3 <text:s text:c="2"/>Hardware Environment<text:tab/>5</text:p>
          <text:p text:style-name="P13">2.4 <text:s text:c="2"/>Software Environments<text:tab/>5</text:p>
          <text:p text:style-name="P13">2.5 <text:s text:c="2"/>Main Restrictions for Implementation<text:tab/>5</text:p>
          <text:p text:style-name="P13">2.6 <text:s text:c="2"/>Agreements and Standards<text:tab/>5</text:p>
          <text:p text:style-name="P12">3. <text:s text:c="2"/>Architecture Design<text:tab/>6</text:p>
          <text:p text:style-name="P13">3.1 <text:s text:c="2"/>General Guidelines<text:tab/>6</text:p>
          <text:p text:style-name="P13">3.2 <text:s text:c="2"/>Software Architectures, Modules and Processes<text:tab/>6</text:p>
          <text:p text:style-name="P13">3.3 <text:s text:c="2"/>Database Architecture<text:tab/>6</text:p>
          <text:p text:style-name="P13">3.4 <text:s text:c="2"/>Error and Exception Handling<text:tab/>6</text:p>
          <text:p text:style-name="P12">4. <text:s text:c="2"/>Detailed Design<text:tab/>7</text:p>
          <text:p text:style-name="P13">4.1 <text:s text:c="2"/>Overview<text:tab/>7</text:p>
          <text:p text:style-name="P13">4.2 <text:s text:c="2"/>Module X...<text:tab/>7</text:p>
          <text:p text:style-name="P12">5. <text:s text:c="2"/>Third Party Components and Other Specific <text:s/>Technical Solutions<text:tab/>8</text:p>
          <text:p text:style-name="P12">6. <text:s text:c="2"/>Error Handling<text:tab/>9</text:p>
          <text:p text:style-name="P12">7. <text:s text:c="2"/>Rejected Ideas<text:tab/>10</text:p>
          <text:p text:style-name="P12">8. <text:s text:c="2"/>Ideas for Further Development<text:tab/>11</text:p>
        </text:index-body>
      </text:table-of-content>
      <text:p text:style-name="P3"/>
      <text:p text:style-name="P2"/>
      <text:p text:style-name="Text_20_body"><text:tab/></text:p>
      <text:h text:style-name="P14" text:outline-level="1" text:restart-numbering="true" text:start-value="1"><text:s/><text:tab/>Introduction</text:h>
      <text:p text:style-name="Sisennetty_20_teksti">TODO Mikko </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h text:style-name="Heading_20_2" text:outline-level="2"><text:s/><text:tab/>Product and Environment</text:h>
      <text:h text:style-name="Heading_20_2" text:outline-level="2"><text:s/><text:tab/>Definitions, Acronyms and Abbreviations</text:h>
      <text:h text:style-name="Heading_20_2" text:outline-level="2"><text:s/><text:tab/>References</text:h>
      <text:h text:style-name="Heading_20_2" text:outline-level="2"><text:s/><text:tab/>Document Overview</text:h>
      <text:h text:style-name="Heading_20_1" text:outline-level="1"><text:s/><text:tab/>System Overview</text:h>
      <text:p text:style-name="Sisennetty_20_teksti">TODO Tommi</text:p>
      <text:h text:style-name="Heading_20_2" text:outline-level="2"><text:s/><text:tab/>Application Environment</text:h>
      <text:h text:style-name="Heading_20_2" text:outline-level="2"><text:s/><text:tab/>Interfaces</text:h>
      <text:h text:style-name="Heading_20_2" text:outline-level="2"><text:s/><text:tab/>Hardware Environment</text:h>
      <text:h text:style-name="Heading_20_2" text:outline-level="2"><text:s/><text:tab/>Software Environments</text:h>
      <text:h text:style-name="Heading_20_2" text:outline-level="2"><text:s/><text:tab/>Main Restrictions for Implementation</text:h>
      <text:h text:style-name="Heading_20_2" text:outline-level="2"><text:s/><text:tab/>Agreements and Standards</text:h>
      <text:p text:style-name="Text_20_body"/>
      <text:p text:style-name="Sisennetty_20_teksti"/>
      <text:h text:style-name="Heading_20_1" text:outline-level="1"><text:s/><text:tab/>Architecture Design</text:h>
      <text:p text:style-name="Sisennetty_20_teksti">TODO Joni-Matti</text:p>
      <text:h text:style-name="Heading_20_2" text:outline-level="2"><text:s/><text:tab/>General Guidelines</text:h>
      <text:h text:style-name="Heading_20_2" text:outline-level="2"><text:s/><text:tab/>Software Architectures, Modules and Processes</text:h>
      <text:h text:style-name="Heading_20_2" text:outline-level="2"><text:s/><text:tab/>Database Architecture</text:h>
      <text:h text:style-name="Heading_20_2" text:outline-level="2"><text:s/><text:tab/>Error and Exception Handling</text:h>
      <text:p text:style-name="Text_20_body"/>
      <text:h text:style-name="Heading_20_1" text:outline-level="1"><text:s/><text:tab/>Detailed Design</text:h>
      <text:h text:style-name="Heading_20_2" text:outline-level="2"><text:s/><text:tab/>Overview</text:h>
      <text:h text:style-name="Heading_20_2" text:outline-level="2"><text:s/><text:tab/>Module X...</text:h>
      <text:h text:style-name="Heading_20_1" text:outline-level="1"><text:s/><text:tab/>Third Party Components and Other Specific <text:tab/>Technical Solutions</text:h>
      <text:p text:style-name="Sisennetty_20_teksti">TODO Joni-Matti</text:p>
      <text:h text:style-name="Heading_20_1" text:outline-level="1"><text:s/><text:tab/>Error Handling</text:h>
      <text:p text:style-name="Sisennetty_20_teksti"/>
      <text:h text:style-name="P14" text:outline-level="1"><text:s/><text:tab/>Rejected Ideas</text:h>
      <text:p text:style-name="Sisennetty_20_teksti"/>
      <text:p text:style-name="Standard"><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ID</text:p>
          </table:table-cell>
          <table:table-cell table:style-name="Table1.A1" office:value-type="string">
            <text:p text:style-name="P11">Idea</text:p>
          </table:table-cell>
          <table:table-cell table:style-name="Table1.A1" office:value-type="string">
            <text:p text:style-name="P11">Date</text:p>
          </table:table-cell>
          <table:table-cell table:style-name="Table1.D1" office:value-type="string">
            <text:p text:style-name="P11">Who</text:p>
          </table:table-cell>
        </table:table-row>
        <table:table-row>
          <table:table-cell table:style-name="Table1.A2" office:value-type="string">
            <text:p text:style-name="Table_20_Contents">1</text:p>
          </table:table-cell>
          <table:table-cell table:style-name="Table1.A2" office:value-type="string">
            <text:p text:style-name="Table_20_Contents">Removing/blocking automatic dependencies.</text:p>
          </table:table-cell>
          <table:table-cell table:style-name="Table1.A2" office:value-type="string">
            <text:p text:style-name="Table_20_Contents">2012-11-01</text:p>
          </table:table-cell>
          <table:table-cell table:style-name="Table1.D2" office:value-type="string">
            <text:p text:style-name="Table_20_Contents">Mikko</text:p>
          </table:table-cell>
        </table:table-row>
        <table:table-row>
          <table:table-cell table:style-name="Table1.A2" office:value-type="string">
            <text:p text:style-name="Table_20_Contents">2</text:p>
          </table:table-cell>
          <table:table-cell table:style-name="Table1.A2" office:value-type="string">
            <text:p text:style-name="Table_20_Contents">The dependency difference view could be presented in a separate window instead of the in the place of normal dependency graph.</text:p>
          </table:table-cell>
          <table:table-cell table:style-name="Table1.A2" office:value-type="string">
            <text:p text:style-name="Table_20_Contents">2012-12-12</text:p>
          </table:table-cell>
          <table:table-cell table:style-name="Table1.D2" office:value-type="string">
            <text:p text:style-name="Table_20_Contents">Mikko</text:p>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ID</text:p>
          </table:table-cell>
          <table:table-cell table:style-name="Table2.A1" office:value-type="string">
            <text:p text:style-name="P11">Idea</text:p>
          </table:table-cell>
          <table:table-cell table:style-name="Table2.A1" office:value-type="string">
            <text:p text:style-name="P11">Date</text:p>
          </table:table-cell>
          <table:table-cell table:style-name="Table2.D1" office:value-type="string">
            <text:p text:style-name="P11">Who</text:p>
          </table:table-cell>
        </table:table-row>
        <table:table-row>
          <table:table-cell table:style-name="Table2.A2" office:value-type="string">
            <text:p text:style-name="Table_20_Contents">1</text:p>
          </table:table-cell>
          <table:table-cell table:style-name="Table2.A2" office:value-type="string">
            <text:p text:style-name="Table_20_Contents">Automatic dependency type scanning for automatic dependencies (i.e. class instancing, function use)</text:p>
          </table:table-cell>
          <table:table-cell table:style-name="Table2.A2" office:value-type="string">
            <text:p text:style-name="Table_20_Contents">2012-11-22</text:p>
          </table:table-cell>
          <table:table-cell table:style-name="Table2.D2" office:value-type="string">
            <text:p text:style-name="Table_20_Contents">Client</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Technical Specification<text:tab/>Version 0.1</text:p>
      </style:header>
      <style:footer>
        <text:p text:style-name="Footer">Modified: <text:modification-date style:data-style-name="N84">2012-12-17</text:modification-date><text:tab/><text:tab/><text:page-number text:select-page="current">11</text:page-number>/<text:page-count style:num-format="1">11</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HYTT dokumenttirunko</dc:title>
    <meta:initial-creator>Markus Makkonen</meta:initial-creator>
    <meta:creation-date>2007-06-27T15:15:40</meta:creation-date>
    <dc:date>2012-12-17T16:10:15.97</dc:date>
    <dc:language>fi-FI</dc:language>
    <meta:editing-cycles>379</meta:editing-cycles>
    <meta:editing-duration>PT14H14M53S</meta:editing-duration>
    <meta:document-statistic meta:table-count="4" meta:image-count="0" meta:object-count="0" meta:page-count="11" meta:paragraph-count="105" meta:word-count="434" meta:character-count="2946"/>
    <dc:creator>Joni-Matti Määttä</dc:creator>
    <meta:user-defined meta:name="Info 1"/>
    <meta:user-defined meta:name="Info 2"/>
    <meta:user-defined meta:name="Info 3"/>
    <meta:user-defined meta:name="Info 4"/>
  </office:meta>
</office:document-meta>
</file>